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5c1" officeooo:paragraph-rsid="001c55c1"/>
    </style:style>
    <style:style style:name="P2" style:family="paragraph" style:parent-style-name="Standard">
      <style:text-properties officeooo:paragraph-rsid="001c55c1"/>
    </style:style>
    <style:style style:name="P3" style:family="paragraph" style:parent-style-name="Standard">
      <style:text-properties fo:font-weight="bold" officeooo:rsid="001c55c1" officeooo:paragraph-rsid="001c55c1" style:font-weight-asian="bold" style:font-weight-complex="bold"/>
    </style:style>
    <style:style style:name="P4" style:family="paragraph" style:parent-style-name="Standard">
      <style:text-properties fo:font-weight="bold" officeooo:rsid="0022a58f" officeooo:paragraph-rsid="0022a58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c55c1" officeooo:paragraph-rsid="001c55c1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fd439" officeooo:paragraph-rsid="001fd439"/>
    </style:style>
    <style:style style:name="P7" style:family="paragraph" style:parent-style-name="Standard">
      <style:text-properties officeooo:rsid="0022a58f" officeooo:paragraph-rsid="0022a58f"/>
    </style:style>
    <style:style style:name="P8" style:family="paragraph" style:parent-style-name="Standard">
      <style:text-properties officeooo:paragraph-rsid="0022a58f"/>
    </style:style>
    <style:style style:name="T1" style:family="text">
      <style:text-properties officeooo:rsid="001c55c1"/>
    </style:style>
    <style:style style:name="T2" style:family="text">
      <style:text-properties officeooo:rsid="0022a58f"/>
    </style:style>
    <style:style style:name="T3" style:family="text">
      <style:text-properties officeooo:rsid="0024a1be"/>
    </style:style>
    <style:style style:name="T4" style:family="text">
      <style:text-properties officeooo:rsid="00251fd5"/>
    </style:style>
    <style:style style:name="T5" style:family="text">
      <style:text-properties officeooo:rsid="00273fbb"/>
    </style:style>
    <style:style style:name="T6" style:family="text">
      <style:text-properties officeooo:rsid="00294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áo cáo tuần 5.</text:p>
      <text:p text:style-name="P5"/>
      <text:p text:style-name="P6">Thực tập sinh: Trần Văn Trung.</text:p>
      <text:p text:style-name="P6"/>
      <text:p text:style-name="P3">1. PASCAL VOC 2007.</text:p>
      <text:p text:style-name="P1"/>
      <text:p text:style-name="P2"><text:span text:style-name="T1">- Link: </text:span><text:a xlink:type="simple" xlink:href="https://pjreddie.com/projects/pascal-voc-dataset-mirror/" text:style-name="Internet_20_link" text:visited-style-name="Visited_20_Internet_20_Link">https://pjreddie.com/projects/pascal-voc-dataset-mirror/</text:a></text:p>
      <text:p text:style-name="P2"/>
      <text:p text:style-name="P2">- <text:span text:style-name="T4">Mô tả: Bao gồm tập train/val, test, hướng dẫn sưr dụng dữ liệu Pascal VOC 2007 và 2012.</text:span></text:p>
      <text:p text:style-name="P2"/>
      <text:p text:style-name="P2">- <text:span text:style-name="T4">Phạm vi: Pascal VOC 2007 (dữ liệu đã được chú thích).</text:span></text:p>
      <text:p text:style-name="P2"/>
      <text:p text:style-name="P4">2. Mô hình YOLOv3.</text:p>
      <text:p text:style-name="P7"/>
      <text:p text:style-name="P8"><text:span text:style-name="T2">- Link: </text:span><text:a xlink:type="simple" xlink:href="https://github.com/AlexeyAB/darknet" text:style-name="Internet_20_link" text:visited-style-name="Visited_20_Internet_20_Link">https://github.com/AlexeyAB/darknet</text:a></text:p>
      <text:p text:style-name="P8"/>
      <text:p text:style-name="P8">- <text:span text:style-name="T3">Mô tả: Là một mã nguồn mở được viết bằng C và CUDA, được implement riêng cho YOLO.</text:span></text:p>
      <text:p text:style-name="P8"/>
      <text:p text:style-name="P8">- <text:span text:style-name="T5">Phạm vi: YOLOv3</text:span></text:p>
      <text:p text:style-name="P8"/>
      <text:p text:style-name="P4">3. Cài đặt mô hình với dữ liệu.</text:p>
      <text:p text:style-name="P7"/>
      <text:p text:style-name="P8"><text:span text:style-name="T2">- Link: </text:span><text:a xlink:type="simple" xlink:href="https://medium.com/sota-tek-jsc/cnn-detect-custom-object-với-yolov3-63866906b5dd" text:style-name="Internet_20_link" text:visited-style-name="Visited_20_Internet_20_Link">https://medium.com/sota-tek-jsc/cnn-detect-custom-object-v%E1%BB%9Bi-yolov3-63866906b5dd</text:a></text:p>
      <text:p text:style-name="P8">- <text:span text:style-name="T6">Link: </text:span><text:a xlink:type="simple" xlink:href="https://medium.com/@manivannan_data/how-to-train-yolov3-to-detect-custom-objects-ccbcafeb13d2" text:style-name="Internet_20_link" text:visited-style-name="Visited_20_Internet_20_Link">https://medium.com/@manivannan_data/how-to-train-yolov3-to-detect-custom-objects-ccbcafeb13d2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09:46:05.547692857</meta:creation-date>
    <dc:date>2020-06-18T10:10:07.034039706</dc:date>
    <meta:editing-duration>PT23M57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92" meta:character-count="662" meta:non-whitespace-character-count="583"/>
  </office:meta>
</office:document-meta>
</file>